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ialMockingWithSpiesTest.shouldDealWithPrivateFieldsOfSub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ockingWithSpiesTest.shoul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ialMockingWithSpiesTest.verifyThe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Me.get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ockingWithSpiesTest.should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ialMockingWithSpiesTest.shouldStackTraceGetFilteredOnUserExce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on.getNameButDelegateToMethodThatTh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ialMockingWithSpiesTest.pleaseMakeStackTraces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throwSo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ockingWithSpiesTest.shouldStackTraceGetFilteredOnUserExceptionsRef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tialMockingWithSpiesTest.shouldAllowStubbingOfMethodsThatDelegateToOther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ialMockingWithSpiesTest.shouldAllowStubbingWithThrowablesMethodsThatDelegateToOther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howMuchDidYouInher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ockingWithSpiesTest.shouldCallRealMethdsEvenDelegatedToOtherSelf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ue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